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ender_20_Info" style:master-page-name="Standard">
      <style:text-properties style:font-name-asian="ヒラギノ明朝 Pro W3"/>
    </style:style>
    <style:style style:name="P2" style:family="paragraph" style:parent-style-name="Sender_20_Info">
      <style:text-properties style:font-name-asian="ヒラギノ明朝 Pro W3"/>
    </style:style>
    <style:style style:name="P3" style:family="paragraph" style:parent-style-name="Addressee_20_Info">
      <style:text-properties style:font-name-asian="ヒラギノ明朝 Pro W3"/>
    </style:style>
    <style:style style:name="P4" style:family="paragraph" style:parent-style-name="Body">
      <style:text-properties style:font-name-asian="ヒラギノ明朝 Pro W3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2 Ravensworth Gardens</text:p>
      <text:p text:style-name="P2">Cambridge</text:p>
      <text:p text:style-name="P2">CB1 2XN</text:p>
      <text:p text:style-name="Sender_20_Info"/>
      <text:p text:style-name="Body"/>
      <text:p text:style-name="Body"><text:date style:data-style-name="N76" text:date-value="2007-08-05T17:46:02.99">August 5, 2007</text:date></text:p>
      <text:p text:style-name="P3">Glenn Jones</text:p>
      <text:p text:style-name="P3">British Caving Association</text:p>
      <text:p text:style-name="P3">The Old Methodist Chapel</text:p>
      <text:p text:style-name="P3">Great Hucklow</text:p>
      <text:p text:style-name="P3">Buxton</text:p>
      <text:p text:style-name="P3">Derbyshire</text:p>
      <text:p text:style-name="P3">SK17 8RG</text:p>
      <text:p text:style-name="Addressee_20_Info"/>
      <text:p text:style-name="P4">Dear Glen,</text:p>
      <text:p text:style-name="P4">I enclose membership fees and completed Equity Questionnaires for the Cambridge University Caving Club novices.</text:p>
      <text:p text:style-name="P4">Additionally, as secretary of CUCC, any postal correspondence for the club should be sent to my address above.</text:p>
      <text:p text:style-name="Body"/>
      <text:p text:style-name="P4">Yours sincerely,</text:p>
      <text:p text:style-name="Body"/>
      <text:p text:style-name="Body"/>
      <text:p text:style-name="Body">John Bill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GB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_20__26__20_Footer" style:display-name="Header &amp; Footer" style:family="paragraph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7pt" fo:letter-spacing="normal" fo:language="en" fo:country="US" fo:font-style="normal" style:text-underline-style="none" fo:font-weight="bold" style:letter-kerning="true" style:font-name-asian="Didot" style:font-size-asian="7pt" style:font-style-asian="normal" style:font-weight-asian="bold" style:font-name-complex="Times New Roman" style:font-size-complex="10pt" text:display="none" fo:hyphenate="false" fo:hyphenation-remain-char-count="2" fo:hyphenation-push-char-count="2"/>
    </style:style>
    <style:style style:name="Sender_20_Info" style:display-name="Sender Info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.318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Addressee_20_Info" style:display-name="Addressee Inf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cm" fo:page-height="29.699cm" style:num-format="1" style:print-orientation="landscape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1$Build-8990</meta:generator>
    <meta:creation-date>2007-08-05T17:45:54</meta:creation-date>
    <dc:date>2007-08-05T17:45:54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60" meta:character-count="397"/>
  </office:meta>
</office:document-meta>
</file>